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a7120" style:font-size-asian="14pt" style:font-size-complex="14pt"/>
    </style:style>
    <style:style style:name="P3" style:family="paragraph" style:parent-style-name="Standard">
      <style:text-properties fo:font-size="14pt" officeooo:paragraph-rsid="000ae13d" style:font-size-asian="14pt" style:font-size-complex="14pt"/>
    </style:style>
    <style:style style:name="P4" style:family="paragraph" style:parent-style-name="Standard">
      <style:text-properties officeooo:paragraph-rsid="000a7120"/>
    </style:style>
    <style:style style:name="P5" style:family="paragraph" style:parent-style-name="Standard">
      <style:text-properties officeooo:paragraph-rsid="000ae13d"/>
    </style:style>
    <style:style style:name="P6" style:family="paragraph" style:parent-style-name="Standard">
      <style:text-properties officeooo:paragraph-rsid="000bb524"/>
    </style:style>
    <style:style style:name="P7" style:family="paragraph" style:parent-style-name="Standard">
      <style:text-properties officeooo:paragraph-rsid="000ece59"/>
    </style:style>
    <style:style style:name="P8" style:family="paragraph" style:parent-style-name="Standard">
      <style:text-properties officeooo:paragraph-rsid="00102e93"/>
    </style:style>
    <style:style style:name="P9" style:family="paragraph" style:parent-style-name="Heading_20_2">
      <style:paragraph-properties fo:text-align="center" style:justify-single-word="false"/>
      <style:text-properties officeooo:paragraph-rsid="00086cdb"/>
    </style:style>
    <style:style style:name="P10" style:family="paragraph" style:parent-style-name="Heading_20_2">
      <style:text-properties fo:font-size="14pt" officeooo:paragraph-rsid="00086cdb" fo:background-color="#ff8000" style:font-size-asian="14pt" style:font-size-complex="14pt"/>
    </style:style>
    <style:style style:name="P11" style:family="paragraph" style:parent-style-name="Standard">
      <style:text-properties officeooo:paragraph-rsid="000ae13d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ae13d"/>
    </style:style>
    <style:style style:name="T3" style:family="text">
      <style:text-properties style:font-name="Liberation Mono" fo:font-size="16pt" officeooo:rsid="000a7120" style:font-size-asian="16pt" style:font-size-complex="16pt"/>
    </style:style>
    <style:style style:name="T4" style:family="text">
      <style:text-properties style:font-name="Liberation Mono" fo:font-size="14pt" style:font-size-asian="14pt" style:font-size-complex="14pt"/>
    </style:style>
    <style:style style:name="T5" style:family="text">
      <style:text-properties style:font-name="Liberation Mono" fo:font-size="14pt" officeooo:rsid="000a7120" style:font-size-asian="14pt" style:font-size-complex="14pt"/>
    </style:style>
    <style:style style:name="T6" style:family="text">
      <style:text-properties style:font-name="Liberation Mono" fo:font-size="14pt" officeooo:rsid="000ae13d" style:font-size-asian="14pt" style:font-size-complex="14pt"/>
    </style:style>
    <style:style style:name="T7" style:family="text">
      <style:text-properties style:font-name="Liberation Mono" fo:font-size="14pt" officeooo:rsid="000ece59" style:font-size-asian="14pt" style:font-size-complex="14pt"/>
    </style:style>
    <style:style style:name="T8" style:family="text">
      <style:text-properties style:font-name="Liberation Mono" fo:font-size="14pt" officeooo:rsid="0010cad9" style:font-size-asian="14pt" style:font-size-complex="14pt"/>
    </style:style>
    <style:style style:name="T9" style:family="text">
      <style:text-properties style:font-name="Liberation Mono" fo:font-size="14pt" fo:font-style="italic" officeooo:rsid="000a7120" style:font-size-asian="14pt" style:font-style-asian="italic" style:font-size-complex="14pt" style:font-style-complex="italic"/>
    </style:style>
    <style:style style:name="T10" style:family="text">
      <style:text-properties style:font-name="Liberation Mono" fo:font-size="14pt" fo:font-style="italic" officeooo:rsid="000bb524" style:font-size-asian="14pt" style:font-style-asian="italic" style:font-size-complex="14pt" style:font-style-complex="italic"/>
    </style:style>
    <style:style style:name="T11" style:family="text">
      <style:text-properties style:font-name="Liberation Mono" fo:font-size="14pt" fo:font-style="italic" officeooo:rsid="000ae13d" style:font-size-asian="14pt" style:font-style-asian="italic" style:font-size-complex="14pt" style:font-style-complex="italic"/>
    </style:style>
    <style:style style:name="T12" style:family="text">
      <style:text-properties style:font-name="Liberation Mono" fo:font-size="14pt" fo:font-style="italic" officeooo:rsid="000ece59" style:font-size-asian="14pt" style:font-style-asian="italic" style:font-size-complex="14pt" style:font-style-complex="italic"/>
    </style:style>
    <style:style style:name="T13" style:family="text">
      <style:text-properties style:font-name="Liberation Mono" fo:font-size="14pt" fo:font-style="italic" officeooo:rsid="000db144" style:font-size-asian="14pt" style:font-style-asian="italic" style:font-size-complex="14pt" style:font-style-complex="italic"/>
    </style:style>
    <style:style style:name="T14" style:family="text">
      <style:text-properties style:font-name="Liberation Mono" fo:font-size="14pt" fo:font-style="italic" officeooo:rsid="000bb524" fo:background-color="#999999" loext:char-shading-value="0" style:font-size-asian="14pt" style:font-style-asian="italic" style:font-size-complex="14pt" style:font-style-complex="italic"/>
    </style:style>
    <style:style style:name="T15" style:family="text">
      <style:text-properties style:font-name="Liberation Mono" fo:font-size="14pt" fo:font-style="italic" officeooo:rsid="000a7120" fo:background-color="#999999" loext:char-shading-value="0" style:font-size-asian="14pt" style:font-style-asian="italic" style:font-size-complex="14pt" style:font-style-complex="italic"/>
    </style:style>
    <style:style style:name="T16" style:family="text">
      <style:text-properties style:font-name="Liberation Mono" fo:font-size="14pt" fo:font-style="italic" officeooo:rsid="000ece59" fo:background-color="#999999" loext:char-shading-value="0" style:font-size-asian="14pt" style:font-style-asian="italic" style:font-size-complex="14pt" style:font-style-complex="italic"/>
    </style:style>
    <style:style style:name="T17" style:family="text">
      <style:text-properties style:font-name="Liberation Mono" fo:font-size="14pt" fo:font-style="italic" officeooo:rsid="000ae13d" fo:background-color="#999999" loext:char-shading-value="0" style:font-size-asian="14pt" style:font-style-asian="italic" style:font-size-complex="14pt" style:font-style-complex="italic"/>
    </style:style>
    <style:style style:name="T18" style:family="text">
      <style:text-properties style:font-name="Liberation Mono" fo:font-size="14pt" fo:background-color="#999999" loext:char-shading-value="0" style:font-size-asian="14pt" style:font-size-complex="14pt"/>
    </style:style>
    <style:style style:name="T19" style:family="text">
      <style:text-properties style:font-name="Liberation Mono" fo:font-size="14pt" officeooo:rsid="000a7120" fo:background-color="#999999" loext:char-shading-value="0" style:font-size-asian="14pt" style:font-size-complex="14pt"/>
    </style:style>
    <style:style style:name="T20" style:family="text">
      <style:text-properties style:font-name="Liberation Mono" fo:font-size="14pt" officeooo:rsid="000bb524" fo:background-color="#999999" loext:char-shading-value="0" style:font-size-asian="14pt" style:font-size-complex="14pt"/>
    </style:style>
    <style:style style:name="T21" style:family="text">
      <style:text-properties style:font-name="Liberation Mono" fo:font-size="14pt" officeooo:rsid="000ae13d" fo:background-color="#999999" loext:char-shading-value="0" style:font-size-asian="14pt" style:font-size-complex="14pt"/>
    </style:style>
    <style:style style:name="T22" style:family="text">
      <style:text-properties style:font-name="Liberation Mono" fo:font-size="14pt" officeooo:rsid="000ece59" fo:background-color="#999999" loext:char-shading-value="0" style:font-size-asian="14pt" style:font-size-complex="14pt"/>
    </style:style>
    <style:style style:name="T23" style:family="text">
      <style:text-properties style:font-name="Liberation Mono" fo:font-size="14pt" officeooo:rsid="0010cad9" fo:background-color="#999999" loext:char-shading-value="0" style:font-size-asian="14pt" style:font-size-complex="14pt"/>
    </style:style>
    <style:style style:name="T24" style:family="text">
      <style:text-properties style:font-name="Liberation Mono" fo:font-size="14pt" officeooo:rsid="0010cad9" fo:background-color="#666666" loext:char-shading-value="0" style:font-size-asian="14pt" style:font-size-complex="14pt"/>
    </style:style>
    <style:style style:name="T25" style:family="text">
      <style:text-properties style:font-name="Liberation Mono" fo:font-size="14pt" officeooo:rsid="0010cad9" fo:background-color="#666666" loext:char-shading-value="0" style:font-size-asian="14pt" style:font-size-complex="14pt"/>
    </style:style>
    <style:style style:name="T26" style:family="text">
      <style:text-properties style:font-name="Liberation Mono" fo:font-size="14pt" officeooo:rsid="0010cad9" fo:background-color="#808080" loext:char-shading-value="0" style:font-size-asian="14pt" style:font-size-complex="14pt"/>
    </style:style>
    <style:style style:name="T27" style:family="text">
      <style:text-properties style:font-name="Liberation Mono" fo:font-size="11pt" fo:font-style="italic" officeooo:rsid="000a7120" style:font-size-asian="11pt" style:font-style-asian="italic" style:font-size-complex="11pt" style:font-style-complex="italic"/>
    </style:style>
    <style:style style:name="T28" style:family="text">
      <style:text-properties style:font-name="Liberation Mono" officeooo:rsid="000ae13d" fo:background-color="#999999" loext:char-shading-value="0"/>
    </style:style>
    <style:style style:name="T29" style:family="text">
      <style:text-properties style:font-name="Liberation Mono" officeooo:rsid="000a7120" fo:background-color="#999999" loext:char-shading-value="0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color="#c9211e" style:font-name="Liberation Mono" fo:font-size="15pt" fo:font-style="italic" officeooo:rsid="000a7120" fo:background-color="#ffff00" loext:char-shading-value="0" style:font-size-asian="15pt" style:font-style-asian="italic" style:font-size-complex="15pt" style:font-style-complex="italic"/>
    </style:style>
    <style:style style:name="T32" style:family="text">
      <style:text-properties fo:color="#c9211e" style:font-name="Liberation Mono" fo:font-size="15pt" officeooo:rsid="000a7120" fo:background-color="#ffff00" loext:char-shading-value="0" style:font-size-asian="15pt" style:font-size-complex="15pt"/>
    </style:style>
    <style:style style:name="T33" style:family="text">
      <style:text-properties fo:color="#c9211e" style:font-name="Liberation Mono" fo:font-size="16pt" officeooo:rsid="000a7120" fo:background-color="#ffff00" loext:char-shading-value="0" style:font-size-asian="16pt" style:font-size-complex="16pt"/>
    </style:style>
    <style:style style:name="T34" style:family="text">
      <style:text-properties fo:color="#c9211e" style:font-name="Liberation Mono" fo:font-size="14pt" officeooo:rsid="000ae13d" fo:background-color="#999999" loext:char-shading-value="0" style:font-size-asian="14pt" style:font-size-complex="14pt"/>
    </style:style>
    <style:style style:name="T35" style:family="text">
      <style:text-properties fo:color="#c9211e" style:font-name="Liberation Mono" fo:font-size="14pt" officeooo:rsid="000ae13d" fo:background-color="#ffff00" loext:char-shading-value="0" style:font-size-asian="14pt" style:font-size-complex="14pt"/>
    </style:style>
    <style:style style:name="T36" style:family="text">
      <style:text-properties fo:color="#c9211e" style:font-name="Liberation Mono" fo:font-size="14pt" officeooo:rsid="000ae13d" fo:background-color="#ffff00" loext:char-shading-value="0" style:font-size-asian="14pt" style:font-size-complex="14pt"/>
    </style:style>
    <style:style style:name="T37" style:family="text">
      <style:text-properties fo:color="#c9211e" style:font-name="Liberation Mono" fo:font-size="14pt" officeooo:rsid="000ae13d" fo:background-color="#ffffff" loext:char-shading-value="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T4">Система автоматизації роботи менеджер</text:span><text:span text:style-name="T7">а</text:span><text:span text:style-name="T4">туристичного агентства</text:span></text:h>
      <text:h text:style-name="P10" text:outline-level="2">Функціональні вимоги</text:h>
      <text:p text:style-name="P3"><text:span text:style-name="Emphasis"><text:span text:style-name="T28">1</text:span></text:span><text:span text:style-name="Emphasis"><text:span text:style-name="T2"> – адмін</text:span></text:span></text:p>
      <text:p text:style-name="P3"><text:span text:style-name="Emphasis"><text:span text:style-name="T28">2</text:span></text:span><text:span text:style-name="Emphasis"><text:span text:style-name="T2"> - менеджер</text:span></text:span></text:p>
      <text:p text:style-name="P1"><text:span text:style-name="Emphasis"/></text:p>
      <text:p text:style-name="P1"><text:span text:style-name="Emphasis"><text:span text:style-name="T33">Функціонал адміна:</text:span></text:span></text:p>
      <text:p text:style-name="P1"><text:span text:style-name="Emphasis"><text:span text:style-name="T3"/></text:span></text:p>
      <text:p text:style-name="P2"><text:span text:style-name="Emphasis"><text:span text:style-name="T29">1</text:span></text:span><text:span text:style-name="Emphasis"><text:span text:style-name="T1"> – вхід в аднім панель (логін адміна, пароль адміна)</text:span></text:span></text:p>
      <text:p text:style-name="Standard"><text:span text:style-name="Emphasis"><text:span text:style-name="T5"><text:tab/></text:span></text:span><text:span text:style-name="Emphasis"><text:span text:style-name="T19">1</text:span></text:span><text:span text:style-name="Emphasis"><text:span text:style-name="T18">.1</text:span></text:span><text:span text:style-name="Emphasis"><text:span text:style-name="T4"> – з адмін панелі можна працювати з БД</text:span></text:span></text:p>
      <text:p text:style-name="P4"><text:span text:style-name="Emphasis"><text:span text:style-name="T5"><text:tab/></text:span></text:span><text:span text:style-name="Emphasis"><text:span text:style-name="T19">1</text:span></text:span><text:span text:style-name="Emphasis"><text:span text:style-name="T18">.</text:span></text:span><text:span text:style-name="Emphasis"><text:span text:style-name="T19">2</text:span></text:span><text:span text:style-name="Emphasis"><text:span text:style-name="T4"> – </text:span></text:span><text:span text:style-name="Emphasis"><text:span text:style-name="T9">створення турів</text:span></text:span></text:p>
      <text:p text:style-name="P6"><text:span text:style-name="Emphasis"><text:span text:style-name="T10"><text:tab/></text:span></text:span><text:span text:style-name="Emphasis"><text:span text:style-name="T14">1.3</text:span></text:span><text:span text:style-name="Emphasis"><text:span text:style-name="T10"> – видалення турів</text:span></text:span></text:p>
      <text:p text:style-name="P4"><text:span text:style-name="Emphasis"><text:span text:style-name="T5"><text:tab/></text:span></text:span><text:span text:style-name="Emphasis"><text:span text:style-name="T19">1</text:span></text:span><text:span text:style-name="Emphasis"><text:span text:style-name="T18">.</text:span></text:span><text:span text:style-name="Emphasis"><text:span text:style-name="T20">4</text:span></text:span><text:span text:style-name="Emphasis"><text:span text:style-name="T4"> – </text:span></text:span><text:span text:style-name="Emphasis"><text:span text:style-name="T9">створення менеджерів</text:span></text:span></text:p>
      <text:p text:style-name="P4"><text:span text:style-name="Emphasis"><text:span text:style-name="T9"><text:tab/></text:span></text:span><text:span text:style-name="Emphasis"><text:span text:style-name="T15">1.</text:span></text:span><text:span text:style-name="Emphasis"><text:span text:style-name="T14">5</text:span></text:span><text:span text:style-name="Emphasis"><text:span text:style-name="T9"> – видалення менеджерів</text:span></text:span></text:p>
      <text:p text:style-name="P4"><text:span text:style-name="Emphasis"><text:span text:style-name="T27"/></text:span></text:p>
      <text:p text:style-name="P4"><text:span text:style-name="Emphasis"><text:span text:style-name="T27"/></text:span></text:p>
      <text:p text:style-name="P4"><text:span text:style-name="Emphasis"><text:span text:style-name="T32">Функціонал </text:span></text:span><text:span text:style-name="Emphasis"><text:span text:style-name="T31">менеджера</text:span></text:span><text:span text:style-name="Emphasis"><text:span text:style-name="T32">:</text:span></text:span></text:p>
      <text:p text:style-name="P4"><text:span text:style-name="Emphasis"><text:span text:style-name="T30"/></text:span></text:p>
      <text:p text:style-name="P4"><text:span text:style-name="Emphasis"><text:span text:style-name="T19">1</text:span></text:span><text:span text:style-name="Emphasis"><text:span text:style-name="T4"> – вхід в </text:span></text:span><text:span text:style-name="Emphasis"><text:span text:style-name="T9">акаунт</text:span></text:span></text:p>
      <text:p text:style-name="P8"><text:span text:style-name="Emphasis"><text:span text:style-name="T5"><text:s text:c="2"/></text:span></text:span><text:span text:style-name="Emphasis"><text:span text:style-name="T19">1</text:span></text:span><text:span text:style-name="Emphasis"><text:span text:style-name="T18">.1</text:span></text:span><text:span text:style-name="Emphasis"><text:span text:style-name="T4"> – </text:span></text:span><text:span text:style-name="Emphasis"><text:span text:style-name="T5">вихід з акаунту</text:span></text:span></text:p>
      <text:p text:style-name="P8"><text:span text:style-name="Emphasis"><text:span text:style-name="T19">2</text:span></text:span><text:span text:style-name="Emphasis"><text:span text:style-name="T5"> – </text:span></text:span><text:span text:style-name="Emphasis"><text:span text:style-name="T11">створення замовлення</text:span></text:span></text:p>
      <text:p text:style-name="P8"><text:span text:style-name="Emphasis"><text:span text:style-name="T5"><text:s text:c="2"/></text:span></text:span><text:span text:style-name="Emphasis"><text:span text:style-name="T19">2.1</text:span></text:span><text:span text:style-name="Emphasis"><text:span text:style-name="T5"> – </text:span></text:span><text:span text:style-name="Emphasis"><text:span text:style-name="T6">Пошук по </text:span></text:span><text:span text:style-name="Emphasis"><text:span text:style-name="T5">країн</text:span></text:span><text:span text:style-name="Emphasis"><text:span text:style-name="T6">і клієнта</text:span></text:span><text:span text:style-name="Emphasis"><text:span text:style-name="T5"> – місця вильоту – </text:span></text:span><text:span text:style-name="Emphasis"><text:span text:style-name="T6">ввід <text:tab/> <text:s text:c="2"/>ночей –</text:span></text:span><text:span text:style-name="Emphasis"><text:span text:style-name="T7"> за назвою <text:tab/>готелю – за ціною –</text:span></text:span></text:p>
      <text:p text:style-name="P8"><text:span text:style-name="Emphasis"><text:span text:style-name="T7"><text:tab/> <text:s text:c="2"/>за рейтингом – за датою – за кількістю місць</text:span></text:span></text:p>
      <text:p text:style-name="P5"><text:span text:style-name="Emphasis"><text:span text:style-name="T6"><text:tab/></text:span></text:span><text:span text:style-name="Emphasis"><text:span text:style-name="T21">2.1.2</text:span></text:span><text:span text:style-name="Emphasis"><text:span text:style-name="T6"> – </text:span></text:span><text:span text:style-name="Emphasis"><text:span text:style-name="T11">покупка</text:span></text:span><text:span text:style-name="Emphasis"><text:span text:style-name="T6"> квитка який підходить користувачу</text:span></text:span></text:p>
      <text:p text:style-name="P7"><text:span text:style-name="Emphasis"><text:span text:style-name="T7"><text:tab/><text:tab/></text:span></text:span><text:span text:style-name="Emphasis"><text:span text:style-name="T22">2.2.1</text:span></text:span><text:span text:style-name="Emphasis"><text:span text:style-name="T7"> – вибір місця в літаку</text:span></text:span></text:p>
      <text:p text:style-name="P5"><text:span text:style-name="Emphasis"><text:span text:style-name="T37"><text:tab/><text:tab/></text:span></text:span><text:span text:style-name="Emphasis"><text:span text:style-name="T21">2.2.</text:span></text:span><text:span text:style-name="Emphasis"><text:span text:style-name="T22">2</text:span></text:span><text:span text:style-name="Emphasis"><text:span text:style-name="T6"> – заповнення інформації користувача</text:span></text:span></text:p>
      <text:p text:style-name="P5"><text:span text:style-name="Emphasis"><text:span text:style-name="T6"><text:tab/><text:tab/><text:tab/></text:span></text:span><text:span text:style-name="Emphasis"><text:span text:style-name="T23">2.2.2.1</text:span></text:span><text:span text:style-name="Emphasis"><text:span text:style-name="T8"> – ввід кількості сімей, якщо більше <text:tab/><text:tab/><text:tab/>однієї то скидка 10%</text:span></text:span></text:p>
      <text:p text:style-name="P5"><text:span text:style-name="Emphasis"><text:span text:style-name="T6"><text:tab/></text:span></text:span><text:span text:style-name="Emphasis"><text:span text:style-name="T21">2.1.3</text:span></text:span><text:span text:style-name="Emphasis"><text:span text:style-name="T6"> – </text:span></text:span><text:span text:style-name="Emphasis"><text:span text:style-name="T11">підтвердження замовлення</text:span></text:span></text:p>
      <text:p text:style-name="P7"><text:span text:style-name="Emphasis"><text:span text:style-name="T12"><text:tab/></text:span></text:span><text:span text:style-name="Emphasis"><text:span text:style-name="T16">2.1.4</text:span></text:span><text:span text:style-name="Emphasis"><text:span text:style-name="T12"> – оплата путівки</text:span></text:span></text:p>
      <text:p text:style-name="P5"><text:span text:style-name="Emphasis"><text:span text:style-name="T11"><text:tab/></text:span></text:span><text:span text:style-name="Emphasis"><text:span text:style-name="T17">2.1.4</text:span></text:span><text:span text:style-name="Emphasis"><text:span text:style-name="T11"> – інформація про покупку квитка</text:span></text:span></text:p>
      <text:p text:style-name="P5"><text:span text:style-name="Emphasis"><text:span text:style-name="T11"><text:s text:c="2"/></text:span></text:span><text:span text:style-name="Emphasis"><text:span text:style-name="T17">2.2</text:span></text:span><text:span text:style-name="Emphasis"><text:span text:style-name="T11"> – Пошук готових турів</text:span></text:span></text:p>
      <text:p text:style-name="P5"><text:span text:style-name="Emphasis"><text:span text:style-name="T11"><text:tab/></text:span></text:span><text:span text:style-name="Emphasis"><text:span text:style-name="T17">2.2.1</text:span></text:span><text:span text:style-name="Emphasis"><text:span text:style-name="T11"> – Пошук по ціні – пошук по вільних місцях –</text:span></text:span><text:span text:style-name="Emphasis"><text:span text:style-name="T13"> <text:tab/><text:tab/><text:tab/><text:tab/>тури з скидкою</text:span></text:span></text:p>
      <text:p text:style-name="P5"><text:span text:style-name="Emphasis"><text:span text:style-name="T6"><text:tab/><text:tab/></text:span></text:span><text:span text:style-name="Emphasis"><text:span text:style-name="T21">2.</text:span></text:span><text:span text:style-name="Emphasis"><text:span text:style-name="T22">3.1</text:span></text:span><text:span text:style-name="Emphasis"><text:span text:style-name="T6">– </text:span></text:span><text:span text:style-name="Emphasis"><text:span text:style-name="T11">покупка</text:span></text:span><text:span text:style-name="Emphasis"><text:span text:style-name="T6"> квитка який підходить користувачу</text:span></text:span></text:p>
      <text:p text:style-name="P5"><text:span text:style-name="Emphasis"><text:span text:style-name="T6"><text:tab/><text:tab/><text:tab/></text:span></text:span><text:span text:style-name="Emphasis"><text:span text:style-name="T22">2.4.1</text:span></text:span><text:span text:style-name="Emphasis"><text:span text:style-name="T7"> – вибір місця</text:span></text:span></text:p>
      <text:p text:style-name="P5"><text:span text:style-name="Emphasis"><text:span text:style-name="T6"><text:tab/><text:tab/><text:tab/></text:span></text:span><text:span text:style-name="Emphasis"><text:span text:style-name="T21">2.</text:span></text:span><text:span text:style-name="Emphasis"><text:span text:style-name="T22">4</text:span></text:span><text:span text:style-name="Emphasis"><text:span text:style-name="T21">.</text:span></text:span><text:span text:style-name="Emphasis"><text:span text:style-name="T22">2</text:span></text:span><text:span text:style-name="Emphasis"><text:span text:style-name="T6"> – заповнення інформації користувача</text:span></text:span></text:p>
      <text:p text:style-name="P5"><text:span text:style-name="Emphasis"><text:span text:style-name="T6"><text:tab/><text:tab/><text:tab/></text:span></text:span><text:span text:style-name="Emphasis"><text:span text:style-name="T21">2.</text:span></text:span><text:span text:style-name="Emphasis"><text:span text:style-name="T22">4</text:span></text:span><text:span text:style-name="Emphasis"><text:span text:style-name="T21">.3</text:span></text:span><text:span text:style-name="Emphasis"><text:span text:style-name="T6"> – </text:span></text:span><text:span text:style-name="Emphasis"><text:span text:style-name="T11">підтвердження замовлення</text:span></text:span></text:p>
      <text:p text:style-name="P5"><text:span text:style-name="Emphasis"><text:span text:style-name="T11"><text:tab/><text:tab/><text:tab/></text:span></text:span><text:span text:style-name="Emphasis"><text:span text:style-name="T16">2.4.4</text:span></text:span><text:span text:style-name="Emphasis"><text:span text:style-name="T12"> – оплата замовлення</text:span></text:span></text:p>
      <text:p text:style-name="P5"><text:span text:style-name="Emphasis"><text:span text:style-name="T11"><text:tab/><text:tab/><text:tab/></text:span></text:span><text:span text:style-name="Emphasis"><text:span text:style-name="T17">2.</text:span></text:span><text:span text:style-name="Emphasis"><text:span text:style-name="T16">4</text:span></text:span><text:span text:style-name="Emphasis"><text:span text:style-name="T17">.</text:span></text:span><text:span text:style-name="Emphasis"><text:span text:style-name="T16">5</text:span></text:span><text:span text:style-name="Emphasis"><text:span text:style-name="T11"> – інформація про покупку квитка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Likhan" fo:font-family="Likhan" style:font-pitch="variable" fo:font-size="14pt" style:text-underline-style="none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0:31:55.861034799</meta:creation-date>
    <dc:date>2022-04-02T17:30:25.518136017</dc:date>
    <meta:editing-duration>PT10H50M4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52" meta:character-count="1144" meta:non-whitespace-character-count="934"/>
  </office:meta>
</office:document-meta>
</file>